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2bf8e" officeooo:paragraph-rsid="0002bf8e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02bf8e" officeooo:paragraph-rsid="0002bf8e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5pt" officeooo:rsid="0002bf8e" officeooo:paragraph-rsid="0002bf8e" style:font-size-asian="13.1000003814697pt" style:font-size-complex="15pt"/>
    </style:style>
    <style:style style:name="P5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normal" officeooo:rsid="0002bf8e" officeooo:paragraph-rsid="0002bf8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02bf8e" officeooo:paragraph-rsid="0002bf8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normal" officeooo:rsid="00056f63" officeooo:paragraph-rsid="00056f63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056f63" officeooo:paragraph-rsid="00056f6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056f63"/>
    </style:style>
    <style:style style:name="P10" style:family="paragraph" style:parent-style-name="Standard">
      <style:paragraph-properties fo:text-align="justify" style:justify-single-word="false"/>
      <style:text-properties fo:font-size="14pt" officeooo:paragraph-rsid="00056f63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056f63" officeooo:paragraph-rsid="00056f63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056f63" officeooo:paragraph-rsid="00056f63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fo:font-weight="bold" officeooo:rsid="00073c6b" officeooo:paragraph-rsid="00073c6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normal" officeooo:rsid="00073c6b" officeooo:paragraph-rsid="00073c6b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officeooo:paragraph-rsid="00073c6b"/>
    </style:style>
    <style:style style:name="P16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17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18" style:family="paragraph" style:parent-style-name="Text_20_body" style:list-style-name="L3">
      <style:paragraph-properties fo:margin-top="0cm" fo:margin-bottom="0cm" style:contextual-spacing="false" fo:text-align="justify" style:justify-single-word="false"/>
    </style:style>
    <style:style style:name="P19" style:family="paragraph" style:parent-style-name="Text_20_body" style:list-style-name="L4">
      <style:paragraph-properties fo:text-align="justify" style:justify-single-word="false"/>
      <style:text-properties officeooo:paragraph-rsid="001186f1"/>
    </style:style>
    <style:style style:name="P20" style:family="paragraph" style:parent-style-name="Text_20_body">
      <style:paragraph-properties fo:text-align="justify" style:justify-single-word="false"/>
      <style:text-properties fo:font-size="14pt" style:text-underline-style="solid" style:text-underline-width="auto" style:text-underline-color="font-color" fo:font-weight="normal" officeooo:rsid="00073c6b" officeooo:paragraph-rsid="00073c6b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size="14pt" style:text-underline-style="none" fo:font-weight="normal" officeooo:rsid="00073c6b" officeooo:paragraph-rsid="00073c6b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font-size="16pt" style:text-underline-style="none" fo:font-weight="bold" officeooo:paragraph-rsid="00073c6b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size="14pt" fo:font-weight="normal" officeooo:rsid="00073c6b" officeooo:paragraph-rsid="00073c6b" style:font-size-asian="12.25pt" style:font-weight-asian="normal" style:font-size-complex="14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officeooo:paragraph-rsid="0008b726"/>
    </style:style>
    <style:style style:name="P25" style:family="paragraph" style:parent-style-name="Standard">
      <style:paragraph-properties fo:text-align="justify" style:justify-single-word="false"/>
      <style:text-properties fo:font-size="16pt" officeooo:paragraph-rsid="000aab53" style:font-size-asian="16pt" style:font-size-complex="16pt"/>
    </style:style>
    <style:style style:name="P26" style:family="paragraph" style:parent-style-name="List_20_Paragraph" style:list-style-name="WWNum13">
      <style:paragraph-properties fo:text-align="justify" style:justify-single-word="false"/>
      <style:text-properties fo:font-size="14pt" officeooo:paragraph-rsid="000aab53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paragraph-rsid="000aab53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6pt" fo:font-weight="bold" officeooo:rsid="000aab53" officeooo:paragraph-rsid="000aab53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4pt" fo:font-weight="normal" officeooo:rsid="000aab53" officeooo:paragraph-rsid="000aab53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4pt" fo:font-weight="normal" officeooo:rsid="000d38a5" officeooo:paragraph-rsid="000d38a5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6pt" fo:font-weight="bold" officeooo:rsid="000d38a5" officeooo:paragraph-rsid="000d38a5" style:font-size-asian="14pt" style:font-weight-asian="bold" style:font-size-complex="16pt" style:font-weight-complex="bold"/>
    </style:style>
    <style:style style:name="P32" style:family="paragraph" style:parent-style-name="Text_20_body">
      <style:paragraph-properties fo:text-align="justify" style:justify-single-word="false"/>
      <style:text-properties fo:font-size="14pt" fo:font-weight="normal" officeooo:rsid="0002bf8e" officeooo:paragraph-rsid="0002bf8e" style:font-size-asian="12.25pt" style:font-weight-asian="normal" style:font-size-complex="14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size="14pt" fo:font-weight="normal" officeooo:rsid="0002bf8e" officeooo:paragraph-rsid="0002bf8e" style:font-size-asian="12.25pt" style:font-weight-asian="normal" style:font-size-complex="14pt" style:font-weight-complex="normal"/>
    </style:style>
    <style:style style:name="P35" style:family="paragraph" style:parent-style-name="Standard">
      <style:text-properties officeooo:rsid="0002bf8e" officeooo:paragraph-rsid="0002bf8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normal" officeooo:rsid="00056f63" style:font-size-asian="14pt" style:font-weight-asian="normal" style:font-size-complex="14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56f63" style:font-size-asian="14pt" style:font-size-complex="14pt"/>
    </style:style>
    <style:style style:name="T7" style:family="text">
      <style:text-properties fo:font-size="14pt" style:text-underline-style="none" officeooo:rsid="00073c6b" style:font-size-asian="14pt" style:font-size-complex="14pt"/>
    </style:style>
    <style:style style:name="T8" style:family="text">
      <style:text-properties fo:font-size="14pt" style:text-underline-style="none" fo:font-weight="normal" officeooo:rsid="00073c6b" style:font-size-asian="14pt" style:font-weight-asian="normal" style:font-size-complex="14pt" style:font-weight-complex="normal"/>
    </style:style>
    <style:style style:name="T9" style:family="text">
      <style:text-properties fo:font-size="14pt" style:text-underline-style="none" fo:font-weight="normal" officeooo:rsid="001186f1" style:font-size-asian="14pt" style:font-weight-asian="normal" style:font-size-complex="14pt" style:font-weight-complex="normal"/>
    </style:style>
    <style:style style:name="T10" style:family="text">
      <style:text-properties fo:font-size="14pt" style:text-underline-style="none" style:font-size-asian="14pt" style:font-size-complex="14pt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08b726"/>
    </style:style>
    <style:style style:name="T13" style:family="text">
      <style:text-properties fo:font-size="14pt" style:text-underline-style="none" fo:font-weight="normal" officeooo:rsid="0008b726" style:font-size-asian="12.25pt" style:font-weight-asian="normal" style:font-size-complex="14pt" style:font-weight-complex="normal"/>
    </style:style>
    <style:style style:name="T14" style:family="text">
      <style:text-properties fo:font-size="14pt" style:text-underline-style="none" fo:font-weight="normal" officeooo:rsid="0008b726" style:font-size-asian="14pt" style:font-weight-asian="normal" style:font-size-complex="14pt" style:font-weight-complex="normal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officeooo:rsid="000c2b2b"/>
    </style:style>
    <style:style style:name="T18" style:family="text">
      <style:text-properties officeooo:rsid="000d38a5"/>
    </style:style>
    <style:style style:name="T19" style:family="text">
      <style:text-properties officeooo:rsid="000d5705"/>
    </style:style>
    <style:style style:name="T20" style:family="text">
      <style:text-properties officeooo:rsid="000f46b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"/><text:tab/><text:tab/><text:span text:style-name="T1">Software Requirements Specification (SRS)</text:span></text:p>
      <text:p text:style-name="P2"><text:span text:style-name="T2"><text:tab/><text:tab/><text:tab/><text:tab/><text:tab/></text:span><text:a xlink:type="simple" xlink:href="https://letterboxd.com/" text:style-name="Internet_20_link" text:visited-style-name="Visited_20_Internet_20_Link"><text:span text:style-name="T2">Letterboxd</text:span></text:a></text:p>
      <text:p text:style-name="P2"><text:span text:style-name="T2"/></text:p>
      <text:p text:style-name="P3">Introduction</text:p>
      <text:p text:style-name="P4"><text:span text:style-name="T3"/></text:p>
      <text:p text:style-name="P5">Purpose </text:p>
      <text:p text:style-name="P6"/>
      <text:p text:style-name="P6"><text:span text:style-name="Strong_20_Emphasis">Letterboxd</text:span> is a social networking platform for film enthusiasts where users can discover, rate, and review films, as well as interact with a community of like-minded people. It allows users to create watchlists, log films they've watched, and write reviews. </text:p>
      <text:p text:style-name="P6"/>
      <text:p text:style-name="P6"/>
      <text:p text:style-name="P7">Scope</text:p>
      <text:p text:style-name="P8"/>
      <text:p text:style-name="P8">The platform will provide the following feactures-</text:p>
      <text:p text:style-name="P8">- Create, review and rate.</text:p>
      <text:p text:style-name="P9"><text:span text:style-name="T4">- Maintain </text:span><text:span text:style-name="T5">personalized </text:span><text:span text:style-name="T6">watchlists.</text:span></text:p>
      <text:p text:style-name="P10"/>
      <text:p text:style-name="P10">The platform is designed for web and mobile applications, ensuring accessibility for all users.</text:p>
      <text:p text:style-name="P10"/>
      <text:p text:style-name="P11">References</text:p>
      <text:p text:style-name="P12"/>
      <text:p text:style-name="P12">Letterboxd website: <text:a xlink:type="simple" xlink:href="https://letterboxd.com/" office:target-frame-name="_new" xlink:show="replace" text:style-name="Internet_20_link" text:visited-style-name="Visited_20_Internet_20_Link">Letterboxd</text:a></text:p>
      <text:p text:style-name="P12"/>
      <text:p text:style-name="P13">Overall Description</text:p>
      <text:p text:style-name="P13"/>
      <text:p text:style-name="P14">Product Features</text:p>
      <text:p text:style-name="P14"/>
      <text:p text:style-name="P15"/>
      <text:list text:style-name="L1">
        <text:list-item>
          <text:p text:style-name="P16"><text:span text:style-name="Strong_20_Emphasis">Review and Rating</text:span>: Allow users to add ratings and reviews for tasks/items.</text:p>
        </text:list-item>
      </text:list>
      <text:list text:style-name="L2">
        <text:list-item>
          <text:p text:style-name="P17"><text:span text:style-name="Strong_20_Emphasis">Watchlist/Task List</text:span>: Create and manage personalized lists.</text:p>
        </text:list-item>
      </text:list>
      <text:list text:style-name="L3">
        <text:list-item>
          <text:p text:style-name="P18"><text:span text:style-name="Strong_20_Emphasis">Social Features</text:span>: Follow other users, comment on reviews, and view activity.</text:p>
        </text:list-item>
      </text:list>
      <text:list text:style-name="L4">
        <text:list-item>
          <text:p text:style-name="P19"><text:span text:style-name="Strong_20_Emphasis">Curated Lists</text:span>: Highlight themed collections of tasks/items.</text:p>
        </text:list-item>
        <text:list-item>
          <text:p text:style-name="P19"><text:span text:style-name="Strong_20_Emphasis"><text:span text:style-name="T7">User Authentication</text:span></text:span><text:span text:style-name="T8">: Sign-up </text:span><text:span text:style-name="T9">and </text:span><text:span text:style-name="T8">sign-in</text:span></text:p>
        </text:list-item>
      </text:list>
      <text:p text:style-name="P20">USERS</text:p>
      <text:p text:style-name="P21">Admin- Moderation of content.</text:p>
      <text:p text:style-name="P21">Unregistered User- Can browse,search and interact with content.</text:p>
      <text:p text:style-name="P15"><text:span text:style-name="T8">Registered User- </text:span><text:span text:style-name="T10">Can create, rate, and review tasks/items, and follow others.</text:span></text:p>
      <text:p text:style-name="P15"><text:soft-page-break/><text:span text:style-name="T10"/></text:p>
      <text:p text:style-name="P22">Operating Environment</text:p>
      <text:p text:style-name="P23"><text:span text:style-name="T11">Web </text:span><text:span text:style-name="T12">Application- Chrome,Firefox,Safari,Edge.</text:span></text:p>
      <text:p text:style-name="P24"><text:span text:style-name="T13">Mobile Application-</text:span><text:span text:style-name="T14"> </text:span><text:span text:style-name="T10">Android (v10+) and iOS (v13+).</text:span></text:p>
      <text:p text:style-name="P8"/>
      <text:p text:style-name="P25" loext:marker-style-name="T15"><text:span text:style-name="T3">Security</text:span></text:p>
      <text:list text:style-name="WWNum13">
        <text:list-item>
          <text:p text:style-name="P26" loext:marker-style-name="T16">It is important to keep the passwords safe in a well protected backend.</text:p>
        </text:list-item>
        <text:list-item>
          <text:p text:style-name="P26" loext:marker-style-name="T16">Users data have to be prevented from getting leaked.</text:p>
        </text:list-item>
      </text:list>
      <text:p text:style-name="P27" loext:marker-style-name="T16"/>
      <text:p text:style-name="P28" loext:marker-style-name="T16">Structure Behind It</text:p>
      <text:p text:style-name="P28" loext:marker-style-name="T16"/>
      <text:p text:style-name="P29" loext:marker-style-name="T16">Frontend- React,<text:span text:style-name="T17">javascr</text:span><text:span text:style-name="T18">i</text:span><text:span text:style-name="T17">pt</text:span></text:p>
      <text:p text:style-name="P30">Backend- Nodejs, Javascript</text:p>
      <text:p text:style-name="P30"/>
      <text:p text:style-name="P30"/>
      <text:p text:style-name="P30"/>
      <text:p text:style-name="P31">Conclusion</text:p>
      <text:p text:style-name="P31"/>
      <text:p text:style-name="P31"/>
      <text:p text:style-name="P32">The Letterboxd-inspired platform outlined in this SRS is designed to deliver a comprehensive, engaging, and user-centric experience for film enthusiasts. By integrating robust features like personalized recommendations, social interactions, and secure user authentication, the platform aims to foster a community where users can explore and share their love for films. The use of modern technologies ensures that the platform is reliable, scalable, and accessible across various devices.</text:p>
      <text:p text:style-name="P33">This document serves as a blueprint for development, ensuring that the platform meets user<text:span text:style-name="T19">s</text:span> needs and industry standards effectively.</text:p>
      <text:p text:style-name="P33"/>
      <text:p text:style-name="P33"><text:tab/><text:tab/><text:tab/><text:tab/><text:tab/><text:tab/><text:tab/><text:tab/><text:tab/><text:tab/><text:span text:style-name="T20">D ADITYA KIRAN</text:span></text:p>
      <text:p text:style-name="P34"/>
      <text:p text:style-name="P35"><text:span text:style-name="T2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9" style:display-name="ListLabel 109" style:family="text">
      <style:text-properties style:font-name="Calibri1" fo:font-family="Calibri" style:font-family-generic="roman" style:font-pitch="variable"/>
    </style:style>
    <style:style style:name="ListLabel_20_110" style:display-name="ListLabel 11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="Calibri" fo:font-family="Calibri" style:font-pitch="variable"/>
    </style:style>
    <style:style style:name="ListLabel_20_112" style:display-name="ListLabel 112" style:family="text">
      <style:text-properties style:font-name="Calibri1" fo:font-family="Calibri" style:font-family-generic="roman" style:font-pitch="variable"/>
    </style:style>
    <style:style style:name="ListLabel_20_113" style:display-name="ListLabel 11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="Calibri" fo:font-family="Calibri" style:font-pitch="variable"/>
    </style:style>
    <style:style style:name="ListLabel_20_115" style:display-name="ListLabel 115" style:family="text">
      <style:text-properties style:font-name="Calibri1" fo:font-family="Calibri" style:font-family-generic="roman" style:font-pitch="variable"/>
    </style:style>
    <style:style style:name="ListLabel_20_116" style:display-name="ListLabel 11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="Calibri" fo:font-family="Calibri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02:37:22.962793684</meta:creation-date>
    <dc:date>2024-12-07T22:18:52.641213740</dc:date>
    <meta:editing-duration>PT39M7S</meta:editing-duration>
    <meta:editing-cycles>5</meta:editing-cycles>
    <meta:generator>LibreOffice/24.8.3.2$Linux_X86_64 LibreOffice_project/480$Build-2</meta:generator>
    <meta:document-statistic meta:table-count="0" meta:image-count="0" meta:object-count="0" meta:page-count="2" meta:paragraph-count="36" meta:word-count="292" meta:character-count="2085" meta:non-whitespace-character-count="1813"/>
  </office:meta>
</office:document-meta>
</file>